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80000001A9113D8C8B9CC207E9.jpg" manifest:media-type="image/jpeg"/>
  <manifest:file-entry manifest:full-path="Pictures/100000000000005E0000005E546CC8D2A77C34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1cm" fo:margin-right="1cm" fo:line-height="150%" fo:text-align="justify" style:justify-single-word="false" fo:text-indent="0cm" style:auto-text-indent="false" style:page-number="auto" fo:background-color="transparent"/>
      <style:text-properties officeooo:paragraph-rsid="0013faec"/>
    </style:style>
    <style:style style:name="P2" style:family="paragraph" style:parent-style-name="Standard" style:master-page-name="">
      <loext:graphic-properties draw:fill="none"/>
      <style:paragraph-properties fo:margin-left="1cm" fo:margin-right="0cm" fo:margin-top="0.4cm" fo:margin-bottom="0.4cm" loext:contextual-spacing="false" fo:text-indent="0cm" style:auto-text-indent="false" style:page-number="auto" fo:background-color="transparent"/>
    </style:style>
    <style:style style:name="P3" style:family="paragraph" style:parent-style-name="Standard" style:master-page-name="">
      <loext:graphic-properties draw:fill="none"/>
      <style:paragraph-properties fo:margin-left="0cm" fo:margin-right="1cm" fo:text-align="end" style:justify-single-word="false" fo:text-indent="0cm" style:auto-text-indent="false" style:page-number="auto" fo:background-color="transparent"/>
    </style:style>
    <style:style style:name="P4" style:family="paragraph" style:parent-style-name="Frame_20_contents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bitmap" draw:fill-color="#ffffff" draw:fill-image-name="Bitmape_20_1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2bef6"/>
    </style:style>
    <style:style style:name="T2" style:family="text">
      <style:text-properties officeooo:rsid="0013faec"/>
    </style:style>
    <style:style style:name="T3" style:family="text"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ffffff" draw:fill-image-name="Bitmape_20_1" draw:fill-image-width="0cm" draw:fill-image-height="0cm" style:repeat="repeat" draw:textarea-horizontal-align="center" draw:textarea-vertical-align="middle" draw:auto-grow-height="false" draw:fit-to-size="false" fo:min-height="7.149cm" fo:min-width="13.57cm" fo:padding-top="0.131cm" fo:padding-bottom="0.131cm" fo:padding-left="0.25cm" fo:padding-right="0.25cm" fo:wrap-option="wrap" draw:shadow="visible" draw:shadow-offset-x="0.3cm" draw:shadow-offset-y="0.3cm" draw:shadow-color="#868686" draw:shadow-opacity="100%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mka1" text:anchor-type="page" text:anchor-page-number="1" svg:x="10.966cm" svg:y="6.844cm" svg:width="7.488cm" draw:z-index="2">
        <draw:text-box fo:min-height="3.494cm">
          <text:p text:style-name="P4"><text:database-display text:table-name="lista_adresowa" text:table-type="table" text:column-name="Tytuł" text:database-name="lista_adresowa">Pan</text:database-display><text:hidden-paragraph text:condition="ooow:![lista_adresowa.lista_adresowa.Tytuł]"/></text:p>
          <text:p text:style-name="P4"><text:database-display text:table-name="lista_adresowa" text:table-type="table" text:column-name="Imię" text:database-name="lista_adresowa">Tadeusz</text:database-display><text:span text:style-name="T1"><text:s/></text:span><text:span text:style-name="T1"><text:database-display text:table-name="lista_adresowa" text:table-type="table" text:column-name="Nazwisko" text:database-name="lista_adresowa">Kowalski</text:database-display></text:span><text:span text:style-name="T1"><text:hidden-paragraph text:condition="ooow:![lista_adresowa.lista_adresowa.Imię] AND ![lista_adresowa.lista_adresowa.Nazwisko]"/></text:span></text:p>
          <text:p text:style-name="P4"><text:database-display text:table-name="lista_adresowa" text:table-type="table" text:column-name="Linia adresu 1" text:database-name="lista_adresowa">ul. T. Kościuszki 24</text:database-display><text:hidden-paragraph text:condition="ooow:![lista_adresowa.lista_adresowa.Linia adresu 1]"/></text:p>
          <text:p text:style-name="P4"><text:database-display text:table-name="lista_adresowa" text:table-type="table" text:column-name="Kod pocztowy" text:database-name="lista_adresowa">27-600</text:database-display><text:span text:style-name="T1"><text:s/></text:span><text:span text:style-name="T1"><text:database-display text:table-name="lista_adresowa" text:table-type="table" text:column-name="Miejscowość" text:database-name="lista_adresowa">Tarnobrzeg</text:database-display></text:span><text:span text:style-name="T1"><text:hidden-paragraph text:condition="ooow:![lista_adresowa.lista_adresowa.Kod pocztowy] AND ![lista_adresowa.lista_adresowa.Miejscowość]"/></text:span></text:p>
        </draw:text-box>
      </draw:frame>
      <text:p text:style-name="Standard"><draw:custom-shape text:anchor-type="paragraph" draw:z-index="0" draw:style-name="gr1" draw:text-style-name="P6" svg:width="14.07cm" svg:height="7.409cm" svg:x="1.295cm" svg:y="-1.515cm"><text:p text:style-name="P5"><text:span text:style-name="T3">Zaproszenie</text:span></text:p><text:p text:style-name="P5"><text:span text:style-name="T3"/></text:p><draw:enhanced-geometry svg:viewBox="0 0 21600 21600" draw:text-areas="0 0 21600 21600" draw:text-path="true" draw:text-path-mode="shape" draw:text-path-scale="path" draw:text-path-same-letter-heights="false" draw:type="fontwork-curve-up" draw:modifiers="5016 10800" draw:enhanced-path="M 0 ?f0 C 4900 ?f1 11640 ?f2 21600 0 N M 0 ?f4 C 3700 21600 8500 21600 10100 21600 14110 21600 15910 21600 21600 ?f4 N"><draw:equation draw:name="f0" draw:formula="$0 "/><draw:equation draw:name="f1" draw:formula="14250*?f0 /12170"/><draw:equation draw:name="f2" draw:formula="12800*?f0 /12170"/><draw:equation draw:name="f3" draw:formula="6380*?f0 /12170"/><draw:equation draw:name="f4" draw:formula="21600-?f3 "/><draw:handle draw:handle-position="left $0" draw:handle-range-y-minimum="0" draw:handle-range-y-maximum="12170"/></draw:enhanced-geometry></draw:custom-shape></text:p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<draw:frame draw:style-name="fr2" draw:name="Obraz1" text:anchor-type="paragraph" svg:width="8.306cm" svg:height="5.516cm" draw:z-index="1"><draw:image xlink:href="Pictures/1000000000000280000001A9113D8C8B9CC207E9.jpg" xlink:type="simple" xlink:show="embed" xlink:actuate="onLoad" loext:mime-type="image/jpeg"/></draw:frame></text:p>
          </table:table-cell>
          <table:table-cell table:style-name="Tabela1.A1" office:value-type="string">
            <text:p text:style-name="Table_20_Contents"/>
          </table:table-cell>
        </table:table-row>
      </table:table>
      <text:p text:style-name="Standard"/>
      <text:p text:style-name="P1">Niniejszym mamy przyjemność zaprosić <text:database-display text:table-name="lista_adresowa" text:table-type="table" text:column-name="Płeć" text:database-name="lista_adresowa">Pana</text:database-display><text:s/>na jubileuszowe spotkanie członków Towarzystwa Przyjaciół Ziemi Sandomierskiej, które odbędzie się we wtorek, 14 listopada, o godz. 1000 na Zamku Kazimierzowskim. Po części oficjalnej przewidywana jest dyskusja w grupach tematycznych.</text:p>
      <text:p text:style-name="P2">Prosimy o potwierdzenie przybycia.</text:p>
      <text:p text:style-name="P3">Komitet Organizacyjn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05E0000005E546CC8D2A77C347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58:27.723737067</meta:creation-date>
    <dc:date>2017-11-06T10:33:40.935755594</dc:date>
    <meta:editing-duration>PT13M34S</meta:editing-duration>
    <meta:editing-cycles>3</meta:editing-cycles>
    <meta:generator>LibreOffice/5.4.1.2.0$Linux_X86_64 LibreOffice_project/40m0$Build-2</meta:generator>
    <meta:document-statistic meta:table-count="1" meta:image-count="1" meta:object-count="0" meta:page-count="1" meta:paragraph-count="7" meta:word-count="50" meta:character-count="401" meta:non-whitespace-character-count="358"/>
  </office:meta>
</office:document-meta>
</file>